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Component.getMessag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Component.Receiver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Component.onMessag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eiverComponent.ReceiverComponent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